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tity_wise_polarity_new" table:style-name="ta1">
        <table:shapes>
          <draw:frame draw:z-index="0" draw:style-name="gr1" draw:text-style-name="P1" svg:width="256.78mm" svg:height="194.77mm" svg:x="158.63mm" svg:y="11.18mm">
            <loext:p draw:notify-on-update-of-ranges="Entity_wise_polarity_new.A2:Entity_wise_polarity_new.A21 Entity_wise_polarity_new.B2:Entity_wise_polarity_new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total_pos</text:p>
          </table:table-cell>
          <table:table-cell office:value-type="string" calcext:value-type="string">
            <text:p>total_neg</text:p>
          </table:table-cell>
          <table:table-cell office:value-type="string" calcext:value-type="string">
            <text:p>polarity</text:p>
          </table:table-cell>
        </table:table-row>
        <table:table-row table:style-name="ro2">
          <table:table-cell office:value-type="string" calcext:value-type="string">
            <text:p>Narendra Modi</text:p>
          </table:table-cell>
          <table:table-cell office:value-type="float" office:value="10.4951" calcext:value-type="float">
            <text:p>10.4951</text:p>
          </table:table-cell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2">
          <table:table-cell office:value-type="string" calcext:value-type="string">
            <text:p>Ravi Shankar Prasad</text:p>
          </table:table-cell>
          <table:table-cell office:value-type="float" office:value="1.2683" calcext:value-type="float">
            <text:p>1.26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vendra Fadnavis</text:p>
          </table:table-cell>
          <table:table-cell office:value-type="float" office:value="1.281" calcext:value-type="float">
            <text:p>1.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itin Gadkari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ohar Lal Khattar</text:p>
          </table:table-cell>
          <table:table-cell office:value-type="float" office:value="0.7003" calcext:value-type="float">
            <text:p>0.7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un Jaitley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2">
          <table:table-cell office:value-type="string" calcext:value-type="string">
            <text:p>Nitish Kumar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57" calcext:value-type="float">
            <text:p>0.57</text:p>
          </table:table-cell>
          <table:table-cell office:value-type="float" office:value="0.328" calcext:value-type="float">
            <text:p>0.328</text:p>
          </table:table-cell>
          <table:table-cell office:value-type="float" office:value="1.73780487805" calcext:value-type="float">
            <text:p>1.7378048781</text:p>
          </table:table-cell>
        </table:table-row>
        <table:table-row table:style-name="ro2">
          <table:table-cell office:value-type="string" calcext:value-type="string">
            <text:p>Sharad Pawar</text:p>
          </table:table-cell>
          <table:table-cell office:value-type="float" office:value="1.074" calcext:value-type="float">
            <text:p>1.074</text:p>
          </table:table-cell>
          <table:table-cell office:value-type="float" office:value="0.816" calcext:value-type="float">
            <text:p>0.816</text:p>
          </table:table-cell>
          <table:table-cell office:value-type="float" office:value="0.148" calcext:value-type="float">
            <text:p>0.148</text:p>
          </table:table-cell>
          <table:table-cell office:value-type="float" office:value="5.51351351351" calcext:value-type="float">
            <text:p>5.5135135135</text:p>
          </table:table-cell>
        </table:table-row>
        <table:table-row table:style-name="ro1">
          <table:table-cell office:value-type="string" calcext:value-type="string">
            <text:p>Amit Mit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khbir Singh Bad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chin Pilot</text:p>
          </table:table-cell>
          <table:table-cell office:value-type="float" office:value="2.3605" calcext:value-type="float">
            <text:p>2.3605</text:p>
          </table:table-cell>
          <table:table-cell office:value-type="float" office:value="1.98" calcext:value-type="float">
            <text:p>1.98</text:p>
          </table:table-cell>
          <table:table-cell office:value-type="float" office:value="0.626" calcext:value-type="float">
            <text:p>0.626</text:p>
          </table:table-cell>
          <table:table-cell office:value-type="float" office:value="3.16293929712" calcext:value-type="float">
            <text:p>3.1629392971</text:p>
          </table:table-cell>
        </table:table-row>
        <table:table-row table:style-name="ro2">
          <table:table-cell office:value-type="string" calcext:value-type="string">
            <text:p>Kapil Sibal</text:p>
          </table:table-cell>
          <table:table-cell office:value-type="float" office:value="-0.4483" calcext:value-type="float">
            <text:p>-0.44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612" calcext:value-type="float">
            <text:p>0.612</text:p>
          </table:table-cell>
          <table:table-cell office:value-type="float" office:value="4.1568627451" calcext:value-type="float">
            <text:p>4.1568627451</text:p>
          </table:table-cell>
        </table:table-row>
        <table:table-row table:style-name="ro1">
          <table:table-cell office:value-type="string" calcext:value-type="string">
            <text:p>Prithviraj Cha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vind Kejriwal</text:p>
          </table:table-cell>
          <table:table-cell office:value-type="float" office:value="0.359" calcext:value-type="float">
            <text:p>0.359</text:p>
          </table:table-cell>
          <table:table-cell office:value-type="float" office:value="1.86" calcext:value-type="float">
            <text:p>1.86</text:p>
          </table:table-cell>
          <table:table-cell office:value-type="float" office:value="2.728" calcext:value-type="float">
            <text:p>2.728</text:p>
          </table:table-cell>
          <table:table-cell office:value-type="float" office:value="0.681818181818" calcext:value-type="float">
            <text:p>0.6818181818</text:p>
          </table:table-cell>
        </table:table-row>
        <table:table-row table:style-name="ro1">
          <table:table-cell office:value-type="string" calcext:value-type="string">
            <text:p>Prashant Bhush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.N. Vidyashankar</text:p>
          </table:table-cell>
          <table:table-cell office:value-type="float" office:value="2.1308" calcext:value-type="float">
            <text:p>2.1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jay Kumar De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esh Ambani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l Ambani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Entity_wise_polarity_new.A1:Entity_wise_polarity_new.E2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5:08:08.675281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5:09:49.973146609</dc:date>
    <meta:editing-duration>PT37M48S</meta:editing-duration>
    <meta:editing-cycles>8</meta:editing-cycles>
    <meta:generator>LibreOffice/5.1.6.2$Linux_X86_64 LibreOffice_project/1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aecf00"/>
    </style:style>
    <style:style style:name="ch9" style:family="chart">
      <style:chart-properties chart:solid-type="cuboid"/>
      <style:graphic-properties draw:fill-color="#ccff66"/>
    </style:style>
    <style:style style:name="ch10" style:family="chart">
      <style:chart-properties chart:solid-type="cuboid"/>
      <style:graphic-properties draw:fill-color="#00cc00"/>
    </style:style>
    <style:style style:name="ch11" style:family="chart">
      <style:chart-properties chart:solid-type="cuboid"/>
      <style:graphic-properties draw:fill-color="#314004"/>
    </style:style>
    <style:style style:name="ch12" style:family="chart">
      <style:chart-properties chart:solid-type="cuboid"/>
      <style:graphic-properties draw:fill-color="#00782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79cm" svg:height="19.478cm" xlink:href=".." xlink:type="simple" chart:class="chart:bar" chart:style-name="ch1">
        <chart:plot-area chart:style-name="ch2" table:cell-range-address="Entity_wise_polarity_new.A2:Entity_wise_polarity_new.B21" chart:data-source-has-labels="column" svg:x="0.614cm" svg:y="0.61cm" svg:width="24.561cm" svg:height="17.306cm">
          <chartooo:coordinate-region svg:x="0.932cm" svg:y="0.61cm" svg:width="17.165cm" svg:height="16.262cm"/>
          <chart:axis chart:dimension="x" chart:name="primary-x" chart:style-name="ch3" chartooo:axis-type="auto">
            <chartooo:date-scale/>
            <chart:categories table:cell-range-address="Entity_wise_polarity_new.A2:Entity_wise_polarity_new.A21"/>
            <chart:grid chart:style-name="ch4" chart:class="major"/>
          </chart:axis>
          <chart:axis chart:dimension="y" chart:name="primary-y" chart:style-name="ch5">
            <chart:title svg:x="5.041cm" svg:y="18.26cm" chart:style-name="ch6">
              <text:p>Sentiment Score (By the entity) - Mass Media</text:p>
            </chart:title>
            <chart:grid chart:style-name="ch4" chart:class="major"/>
          </chart:axis>
          <chart:series chart:style-name="ch7" chart:values-cell-range-address="Entity_wise_polarity_new.B2:Entity_wise_polarity_new.B21" chart:class="chart:bar">
            <chart:data-point chart:style-name="ch8"/>
            <chart:data-point chart:style-name="ch9" chart:repeated="4"/>
            <chart:data-point chart:style-name="ch8"/>
            <chart:data-point chart:style-name="ch10"/>
            <chart:data-point chart:style-name="ch11"/>
            <chart:data-point chart:style-name="ch10" chart:repeated="2"/>
            <chart:data-point chart:style-name="ch12" chart:repeated="2"/>
            <chart:data-point chart:style-name="ch10"/>
            <chart:data-point chart:style-name="ch12"/>
            <chart:data-point chart:style-name="ch10"/>
            <chart:data-point chart:style-name="ch12"/>
            <chart:data-point chart:style-name="ch9"/>
            <chart:data-point chart:style-name="ch11"/>
            <chart:data-point chart:style-name="ch12"/>
            <chart:data-point chart:style-name="ch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arendra Modi</text:p>
                <draw:g>
                  <svg:desc>Entity_wise_polarity_new.A2:Entity_wise_polarity_new.A21</svg:desc>
                </draw:g>
              </table:table-cell>
              <table:table-cell office:value-type="float" office:value="10.4951">
                <text:p>10.4951</text:p>
                <draw:g>
                  <svg:desc>Entity_wise_polarity_new.B2:Entity_wise_polarity_new.B21</svg:desc>
                </draw:g>
              </table:table-cell>
            </table:table-row>
            <table:table-row>
              <table:table-cell office:value-type="string">
                <text:p>Ravi Shankar Prasad</text:p>
              </table:table-cell>
              <table:table-cell office:value-type="float" office:value="1.2683">
                <text:p>1.2683</text:p>
              </table:table-cell>
            </table:table-row>
            <table:table-row>
              <table:table-cell office:value-type="string">
                <text:p>Devendra Fadnavis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Nitin Gadkari</text:p>
              </table:table-cell>
              <table:table-cell office:value-type="float" office:value="-0.1027">
                <text:p>-0.1027</text:p>
              </table:table-cell>
            </table:table-row>
            <table:table-row>
              <table:table-cell office:value-type="string">
                <text:p>Manohar Lal Khattar</text:p>
              </table:table-cell>
              <table:table-cell office:value-type="float" office:value="0.7003">
                <text:p>0.7003</text:p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0.7096">
                <text:p>0.7096</text:p>
              </table:table-cell>
            </table:table-row>
            <table:table-row>
              <table:table-cell office:value-type="string">
                <text:p>Nitish Kumar</text:p>
              </table:table-cell>
              <table:table-cell office:value-type="float" office:value="0.6183">
                <text:p>0.6183</text:p>
              </table:table-cell>
            </table:table-row>
            <table:table-row>
              <table:table-cell office:value-type="string">
                <text:p>Sharad Pawar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Amit Mitr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khbir Singh Bad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chin Pilot</text:p>
              </table:table-cell>
              <table:table-cell office:value-type="float" office:value="2.3605">
                <text:p>2.3605</text:p>
              </table:table-cell>
            </table:table-row>
            <table:table-row>
              <table:table-cell office:value-type="string">
                <text:p>Kapil Sibal</text:p>
              </table:table-cell>
              <table:table-cell office:value-type="float" office:value="-0.4483">
                <text:p>-0.4483</text:p>
              </table:table-cell>
            </table:table-row>
            <table:table-row>
              <table:table-cell office:value-type="string">
                <text:p>Prithviraj Chav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mohan Sing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vind Kejriwal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Prashant Bhush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.N. Vidyashankar</text:p>
              </table:table-cell>
              <table:table-cell office:value-type="float" office:value="2.1308">
                <text:p>2.1308</text:p>
              </table:table-cell>
            </table:table-row>
            <table:table-row>
              <table:table-cell office:value-type="string">
                <text:p>Vijay Kumar De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kesh Amban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il Amban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